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  <style:text-properties fo:font-size="12pt" style:font-name-asian="Times New Roman1" style:font-size-asian="12pt" style:font-name-complex="Calibri1" style:font-size-complex="12pt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</style:style>
    <style:style style:name="P4" style:family="paragraph" style:parent-style-name="Normal_20__28_Web_29_">
      <style:paragraph-properties fo:margin-left="0.635cm" fo:margin-right="0cm" fo:margin-top="0cm" fo:margin-bottom="0cm" loext:contextual-spacing="false" fo:text-indent="0cm" style:auto-text-indent="false"/>
      <style:text-properties style:font-name="Courier New" fo:font-size="10pt" style:font-size-asian="10pt" style:font-name-complex="Courier New2" style:font-size-complex="10pt"/>
    </style:style>
    <style:style style:name="P5" style:family="paragraph" style:parent-style-name="Normal_20__28_Web_29_" style:list-style-name="WWNum16">
      <style:paragraph-properties fo:margin-top="0cm" fo:margin-bottom="0cm" loext:contextual-spacing="false"/>
    </style:style>
    <style:style style:name="P6" style:family="paragraph" style:parent-style-name="Normal_20__28_Web_29_" style:list-style-name="WWNum18">
      <style:paragraph-properties fo:margin-top="0cm" fo:margin-bottom="0cm" loext:contextual-spacing="false"/>
    </style:style>
    <style:style style:name="P7" style:family="paragraph" style:parent-style-name="Normal_20__28_Web_29_">
      <style:paragraph-properties fo:margin-top="0cm" fo:margin-bottom="0cm" loext:contextual-spacing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Courier New" fo:font-size="10pt" style:font-size-asian="10pt" style:font-name-complex="Courier New2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style:font-name-asian="F" style:font-size-asian="8pt" style:font-size-complex="8pt"/>
    </style:style>
    <style:style style:name="T5" style:family="text">
      <style:text-properties officeooo:rsid="00058f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EJERCICIOS JQUERY - SELECTORES 3</text:span></text:p>
      <text:p text:style-name="P4"/>
      <text:p text:style-name="P4"/>
      <text:p text:style-name="P4"/>
      <text:list xml:id="list7343077928243147101" text:style-name="WWNum16">
        <text:list-item>
          <text:p text:style-name="P5">Con el código siguiente realiza los ejercicios que se piden:</text:p>
        </text:list-item>
      </text:list>
      <text:p text:style-name="P1"/>
      <text:list xml:id="list533602667871560688" text:style-name="WWNum18">
        <text:list-item>
          <text:p text:style-name="P6">Añadir al elemento "h1" que tiene el nombre del vuelo, el nombre de vuelo asignado que sera “815 Oceanic”.</text:p>
        </text:list-item>
        <text:list-item>
          <text:p text:style-name="P6">Guarda en tres variables los parámetros principales del vuelo (la hora de salida, la puerta de salida y el destino), si no tiene asignada todavía nada, almacena el valor "Sin asignar".</text:p>
        </text:list-item>
        <text:list-item>
          <text:p text:style-name="P6">Añade entre paréntesis la hora de actualización de los paneles "Logística" y "Pasajeros". Después de cada actualización (ejercicio) se deberán actualizar las horas.</text:p>
        </text:list-item>
        <text:list-item>
          <text:p text:style-name="P6">Tendremos tres clases diferentes para los pasajeros que hayan embarcado, esten pendientes y no hallan embarcado (elegir colores y características que queráis).</text:p>
        </text:list-item>
        <text:list-item>
          <text:p text:style-name="P6">Añadir a los pasajeros cuyo nombre no empiece por "J" la clase de embarcados. Todos los demás estarán pendientes todavía.</text:p>
        </text:list-item>
        <text:list-item>
          <text:p text:style-name="P6">Añadir características al vuelo (puerta, hora y destino).</text:p>
        </text:list-item>
        <text:list-item>
          <text:p text:style-name="P6">Marcar como embarcados a todos los pasajeros que quedan sin hacerlo excepto "Charlie Pace", <text:span text:style-name="T5">que estara “no embarcado”</text:span>.</text:p>
        </text:list-item>
      </text:list>
      <text:p text:style-name="P7"/>
      <text:p text:style-name="HTML_20_Preformatted"><text:span text:style-name="error"><text:span text:style-name="T3">&lt;</text:span></text:span><text:span text:style-name="start-tag"><text:span text:style-name="T3">html</text:span></text:span><text:span text:style-name="error"><text:span text:style-name="T3">&gt;</text:span></text:span></text:p>
      <text:p text:style-name="HTML_20_Preformatted"><text:span text:style-name="T3">&lt;</text:span><text:span text:style-name="start-tag"><text:span text:style-name="T3">head</text:span></text:span><text:span text:style-name="T3">&gt;</text:span></text:p>
      <text:p text:style-name="HTML_20_Preformatted"><text:span text:style-name="T3">&lt;</text:span><text:span text:style-name="start-tag"><text:span text:style-name="T3">title</text:span></text:span><text:span text:style-name="T3">&gt;Ejercicios JQuery&lt;/</text:span><text:span text:style-name="end-tag"><text:span text:style-name="T3">title</text:span></text:span><text:span text:style-name="T3">&gt;</text:span></text:p>
      <text:p text:style-name="HTML_20_Preformatted"><text:span text:style-name="T3">&lt;</text:span><text:span text:style-name="start-tag"><text:span text:style-name="T3">script</text:span></text:span><text:span text:style-name="T3"> </text:span><text:span text:style-name="attribute-name"><text:span text:style-name="T3">src</text:span></text:span><text:span text:style-name="T3">="</text:span><text:span text:style-name="T4">http://ajax.googleapis.com/ajax/libs/jquery/1.5/jquery.min.js</text:span><text:span text:style-name="T3">"&gt;&lt;/</text:span><text:span text:style-name="end-tag"><text:span text:style-name="T3">script</text:span></text:span><text:span text:style-name="T3">&gt;</text:span></text:p>
      <text:p text:style-name="HTML_20_Preformatted"><text:span text:style-name="T3">&lt;</text:span><text:span text:style-name="start-tag"><text:span text:style-name="T3">script</text:span></text:span><text:span text:style-name="T3"> </text:span><text:span text:style-name="attribute-name"><text:span text:style-name="T3">languajes</text:span></text:span><text:span text:style-name="T3">="javascript"&gt;</text:span></text:p>
      <text:p text:style-name="HTML_20_Preformatted"><text:span text:style-name="T3">&lt;/</text:span><text:span text:style-name="end-tag"><text:span text:style-name="T3">script</text:span></text:span><text:span text:style-name="T3">&gt;</text:span></text:p>
      <text:p text:style-name="HTML_20_Preformatted"><text:span text:style-name="T3">&lt;</text:span><text:span text:style-name="start-tag"><text:span text:style-name="T3">style</text:span></text:span><text:span text:style-name="T3"> </text:span><text:span text:style-name="attribute-name"><text:span text:style-name="T3">type</text:span></text:span><text:span text:style-name="T3">="text/css"&gt;</text:span></text:p>
      <text:p text:style-name="HTML_20_Preformatted"><text:span text:style-name="T3">&lt;/</text:span><text:span text:style-name="end-tag"><text:span text:style-name="T3">style</text:span></text:span><text:span text:style-name="T3">&gt;</text:span></text:p>
      <text:p text:style-name="HTML_20_Preformatted"><text:span text:style-name="T3">&lt;/</text:span><text:span text:style-name="end-tag"><text:span text:style-name="T3">head</text:span></text:span><text:span text:style-name="T3">&gt;</text:span></text:p>
      <text:p text:style-name="HTML_20_Preformatted"><text:span text:style-name="T3">&lt;</text:span><text:span text:style-name="start-tag"><text:span text:style-name="T3">body</text:span></text:span><text:span text:style-name="T3">&gt;</text:span></text:p>
      <text:p text:style-name="HTML_20_Preformatted"><text:span text:style-name="T3">&lt;h1&gt;Vuelo&lt;i&gt; sin especificar &lt;/i&gt;&lt;/h1&gt;</text:span></text:p>
      <text:p text:style-name="HTML_20_Preformatted"><text:span text:style-name="T3">&lt;</text:span><text:span text:style-name="start-tag"><text:span text:style-name="T3">h2</text:span></text:span><text:span text:style-name="T3">&gt;Logistica&lt;/</text:span><text:span text:style-name="end-tag"><text:span text:style-name="T3">h2</text:span></text:span><text:span text:style-name="T3">&gt;</text:span></text:p>
      <text:p text:style-name="HTML_20_Preformatted"><text:span text:style-name="T3">&lt;</text:span><text:span text:style-name="start-tag"><text:span text:style-name="T3">table</text:span></text:span><text:span text:style-name="T3"> </text:span><text:span text:style-name="attribute-name"><text:span text:style-name="T3">id</text:span></text:span><text:span text:style-name="T3">="logistics"&gt;</text:span></text:p>
      <text:p text:style-name="HTML_20_Preformatted"><text:span text:style-name="T3"><text:s/>&lt;</text:span><text:span text:style-name="start-tag"><text:span text:style-name="T3">tbody</text:span></text:span><text:span text:style-name="T3">&gt;</text:span></text:p>
      <text:p text:style-name="HTML_20_Preformatted"><text:span text:style-name="T3"><text:s/>&lt;</text:span><text:span text:style-name="start-tag"><text:span text:style-name="T3">tr</text:span></text:span><text:span text:style-name="T3"> </text:span><text:span text:style-name="attribute-name"><text:span text:style-name="T3">id</text:span></text:span><text:span text:style-name="T3">="time"&gt;</text:span></text:p>
      <text:p text:style-name="HTML_20_Preformatted"><text:span text:style-name="T3"><text:s text:c="2"/>&lt;</text:span><text:span text:style-name="start-tag"><text:span text:style-name="T3">th</text:span></text:span><text:span text:style-name="T3">&gt;Hora:&lt;/</text:span><text:span text:style-name="end-tag"><text:span text:style-name="T3">th</text:span></text:span><text:span text:style-name="T3">&gt;</text:span></text:p>
      <text:p text:style-name="HTML_20_Preformatted"><text:span text:style-name="T3"><text:s text:c="2"/>&lt;</text:span><text:span text:style-name="start-tag"><text:span text:style-name="T3">td</text:span></text:span><text:span text:style-name="T3">&gt;&lt;/</text:span><text:span text:style-name="end-tag"><text:span text:style-name="T3">td</text:span></text:span><text:span text:style-name="T3">&gt;</text:span></text:p>
      <text:p text:style-name="HTML_20_Preformatted"><text:span text:style-name="T3"><text:s/>&lt;/</text:span><text:span text:style-name="end-tag"><text:span text:style-name="T3">tr</text:span></text:span><text:span text:style-name="T3">&gt;</text:span></text:p>
      <text:p text:style-name="HTML_20_Preformatted"><text:span text:style-name="T3"><text:s/>&lt;</text:span><text:span text:style-name="start-tag"><text:span text:style-name="T3">tr</text:span></text:span><text:span text:style-name="T3"> </text:span><text:span text:style-name="attribute-name"><text:span text:style-name="T3">id</text:span></text:span><text:span text:style-name="T3">="gate"&gt;</text:span></text:p>
      <text:p text:style-name="HTML_20_Preformatted"><text:span text:style-name="T3"><text:s text:c="2"/>&lt;</text:span><text:span text:style-name="start-tag"><text:span text:style-name="T3">th</text:span></text:span><text:span text:style-name="T3">&gt;Puerta:&lt;/</text:span><text:span text:style-name="end-tag"><text:span text:style-name="T3">th</text:span></text:span><text:span text:style-name="T3">&gt;</text:span></text:p>
      <text:p text:style-name="HTML_20_Preformatted"><text:span text:style-name="T3"><text:s text:c="2"/>&lt;</text:span><text:span text:style-name="start-tag"><text:span text:style-name="T3">td</text:span></text:span><text:span text:style-name="T3">&gt;&lt;/</text:span><text:span text:style-name="end-tag"><text:span text:style-name="T3">td</text:span></text:span><text:span text:style-name="T3">&gt;</text:span></text:p>
      <text:p text:style-name="HTML_20_Preformatted"><text:span text:style-name="T3"><text:s/>&lt;/</text:span><text:span text:style-name="end-tag"><text:span text:style-name="T3">tr</text:span></text:span><text:span text:style-name="T3">&gt;</text:span></text:p>
      <text:p text:style-name="HTML_20_Preformatted"><text:span text:style-name="T3"><text:s/>&lt;</text:span><text:span text:style-name="start-tag"><text:span text:style-name="T3">tr</text:span></text:span><text:span text:style-name="T3"> </text:span><text:span text:style-name="attribute-name"><text:span text:style-name="T3">id</text:span></text:span><text:span text:style-name="T3">="arrives"&gt;</text:span></text:p>
      <text:p text:style-name="HTML_20_Preformatted"><text:span text:style-name="T3"><text:s text:c="2"/>&lt;</text:span><text:span text:style-name="start-tag"><text:span text:style-name="T3">th</text:span></text:span><text:span text:style-name="T3">&gt;Destino:&lt;/</text:span><text:span text:style-name="end-tag"><text:span text:style-name="T3">th</text:span></text:span><text:span text:style-name="T3">&gt;</text:span></text:p>
      <text:p text:style-name="HTML_20_Preformatted"><text:span text:style-name="T3"><text:s text:c="2"/>&lt;</text:span><text:span text:style-name="start-tag"><text:span text:style-name="T3">td</text:span></text:span><text:span text:style-name="T3">&gt;&lt;/</text:span><text:span text:style-name="end-tag"><text:span text:style-name="T3">td</text:span></text:span><text:span text:style-name="T3">&gt;</text:span></text:p>
      <text:p text:style-name="HTML_20_Preformatted"><text:span text:style-name="T3"><text:s/>&lt;/</text:span><text:span text:style-name="end-tag"><text:span text:style-name="T3">tr</text:span></text:span><text:span text:style-name="T3">&gt;</text:span></text:p>
      <text:p text:style-name="HTML_20_Preformatted"><text:span text:style-name="T3"><text:s/>&lt;/</text:span><text:span text:style-name="end-tag"><text:span text:style-name="T3">tbody</text:span></text:span><text:span text:style-name="T3">&gt;</text:span></text:p>
      <text:p text:style-name="HTML_20_Preformatted"><text:span text:style-name="T3">&lt;/</text:span><text:span text:style-name="end-tag"><text:span text:style-name="T3">table</text:span></text:span><text:span text:style-name="T3">&gt;</text:span></text:p>
      <text:p text:style-name="HTML_20_Preformatted"><text:span text:style-name="T3">&lt;</text:span><text:span text:style-name="start-tag"><text:span text:style-name="T3">h2</text:span></text:span><text:span text:style-name="T3">&gt;Pasajeros&lt;/</text:span><text:span text:style-name="end-tag"><text:span text:style-name="T3">h2</text:span></text:span><text:span text:style-name="T3">&gt;</text:span></text:p>
      <text:p text:style-name="HTML_20_Preformatted"><text:span text:style-name="T3">&lt;</text:span><text:span text:style-name="start-tag"><text:span text:style-name="T3">ul</text:span></text:span><text:span text:style-name="T3">&gt;</text:span></text:p>
      <text:p text:style-name="HTML_20_Preformatted"><text:span text:style-name="end-tag"><text:s/></text:span><text:span text:style-name="end-tag"><text:span text:style-name="T3">&lt;li&gt;Jack Shephard</text:span></text:span><text:span text:style-name="end-tag">&lt;/</text:span><text:span text:style-name="end-tag"><text:span text:style-name="T3">li</text:span></text:span><text:span text:style-name="end-tag">&gt;</text:span></text:p>
      <text:p text:style-name="HTML_20_Preformatted"><text:span text:style-name="T3"><text:s/>&lt;</text:span><text:span text:style-name="start-tag"><text:span text:style-name="T3">li</text:span></text:span><text:span text:style-name="T3">&gt;Kate Austin&lt;/</text:span><text:span text:style-name="end-tag"><text:span text:style-name="T3">li</text:span></text:span><text:span text:style-name="T3">&gt;</text:span></text:p>
      <text:p text:style-name="HTML_20_Preformatted"><text:span text:style-name="T3"><text:s/>&lt;</text:span><text:span text:style-name="start-tag"><text:span text:style-name="T3">li</text:span></text:span><text:span text:style-name="T3">&gt;James “Sawyer” Ford&lt;/</text:span><text:span text:style-name="end-tag"><text:span text:style-name="T3">li</text:span></text:span><text:span text:style-name="T3">&gt;</text:span></text:p>
      <text:p text:style-name="HTML_20_Preformatted"><text:span text:style-name="T3"><text:s/>&lt;</text:span><text:span text:style-name="start-tag"><text:span text:style-name="T3">li</text:span></text:span><text:span text:style-name="T3">&gt;John Locke&lt;/</text:span><text:span text:style-name="end-tag"><text:span text:style-name="T3">li</text:span></text:span><text:span text:style-name="T3">&gt;</text:span></text:p>
      <text:p text:style-name="HTML_20_Preformatted"><text:span text:style-name="T3"><text:s/>&lt;</text:span><text:span text:style-name="start-tag"><text:span text:style-name="T3">li</text:span></text:span><text:span text:style-name="T3">&gt;Hugo “Hurley” Reyes&lt;/</text:span><text:span text:style-name="end-tag"><text:span text:style-name="T3">li</text:span></text:span><text:span text:style-name="T3">&gt;</text:span></text:p>
      <text:p text:style-name="HTML_20_Preformatted"><text:span text:style-name="T3"><text:s/>&lt;</text:span><text:span text:style-name="start-tag"><text:span text:style-name="T3">li</text:span></text:span><text:span text:style-name="T3">&gt;Benjamin Linus&lt;/</text:span><text:span text:style-name="end-tag"><text:span text:style-name="T3">li</text:span></text:span><text:span text:style-name="T3">&gt;</text:span></text:p>
      <text:p text:style-name="HTML_20_Preformatted"><text:span text:style-name="T3"><text:s/>&lt;</text:span><text:span text:style-name="start-tag"><text:span text:style-name="T3">li</text:span></text:span><text:span text:style-name="T3">&gt;Charlie Pace&lt;/</text:span><text:span text:style-name="end-tag"><text:span text:style-name="T3">li</text:span></text:span><text:span text:style-name="T3">&gt;</text:span></text:p>
      <text:p text:style-name="HTML_20_Preformatted"><text:span text:style-name="T3"><text:s/>&lt;</text:span><text:span text:style-name="start-tag"><text:span text:style-name="T3">li</text:span></text:span><text:span text:style-name="T3">&gt;Juliet Burke&lt;/</text:span><text:span text:style-name="end-tag"><text:span text:style-name="T3">li</text:span></text:span><text:span text:style-name="T3">&gt;</text:span></text:p>
      <text:p text:style-name="HTML_20_Preformatted"><text:span text:style-name="T3">&lt;/</text:span><text:span text:style-name="end-tag"><text:span text:style-name="T3">ul</text:span></text:span><text:span text:style-name="T3">&gt;</text:span></text:p>
      <text:p text:style-name="HTML_20_Preformatted"><text:span text:style-name="T3">&lt;/</text:span><text:span text:style-name="end-tag"><text:span text:style-name="T3">body</text:span></text:span><text:span text:style-name="T3">&gt;</text:span></text:p>
      <text:p text:style-name="HTML_20_Preformatted"><text:span text:style-name="T3">&lt;/</text:span><text:span text:style-name="end-tag"><text:span text:style-name="T3">html</text:span></text:span><text:span text:style-name="T3">&gt;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F" style:font-size-asian="11pt" style:language-asian="es" style:country-asian="E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F" style:font-size-asian="11pt" style:language-asian="es" style:country-asian="E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3_20_Car" style:display-name="Título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kw1" style:family="text" style:parent-style-name="Default_20_Paragraph_20_Font"/>
    <style:style style:name="sy0" style:family="text" style:parent-style-name="Default_20_Paragraph_20_Font"/>
    <style:style style:name="me1" style:family="text" style:parent-style-name="Default_20_Paragraph_20_Font"/>
    <style:style style:name="br0" style:family="text" style:parent-style-name="Default_20_Paragraph_20_Font"/>
    <style:style style:name="st0" style:family="text" style:parent-style-name="Default_20_Paragraph_20_Font"/>
    <style:style style:name="nu0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rayon-c" style:family="text" style:parent-style-name="Default_20_Paragraph_20_Font"/>
    <style:style style:name="crayon-sy" style:family="text" style:parent-style-name="Default_20_Paragraph_20_Font"/>
    <style:style style:name="crayon-s" style:family="text" style:parent-style-name="Default_20_Paragraph_20_Font"/>
    <style:style style:name="error" style:family="text" style:parent-style-name="Default_20_Paragraph_20_Font"/>
    <style:style style:name="start-tag" style:family="text" style:parent-style-name="Default_20_Paragraph_20_Font"/>
    <style:style style:name="end-tag" style:family="text" style:parent-style-name="Default_20_Paragraph_20_Font"/>
    <style:style style:name="attribute-name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="Courier New" fo:font-family="'Courier New'" style:font-family-generic="roman" style:font-pitch="variable" fo:font-size="10pt" fo:font-weight="bold" style:font-size-asian="11pt" style:font-weight-asian="bold" style:font-name-complex="Calibri1" style:font-family-complex="Calibri" style:font-family-generic-complex="system" style:font-pitch-complex="variable" style:font-size-complex="11pt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2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2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u</meta:initial-creator>
    <meta:editing-cycles>12</meta:editing-cycles>
    <meta:creation-date>2016-12-08T19:53:00</meta:creation-date>
    <dc:date>2018-01-16T11:38:49.438962928</dc:date>
    <meta:editing-duration>PT1H55M45S</meta:editing-duration>
    <meta:generator>LibreOffice/5.1.6.2$Linux_X86_64 LibreOffice_project/10m0$Build-2</meta:generator>
    <meta:document-statistic meta:table-count="0" meta:image-count="0" meta:object-count="0" meta:page-count="1" meta:paragraph-count="50" meta:word-count="226" meta:character-count="1709" meta:non-whitespace-character-count="151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